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99a" officeooo:paragraph-rsid="001d7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ysk ostkaka (Käsekuchen)</text:p>
      <text:p text:style-name="P1"/>
      <text:p text:style-name="P1">En mycket god och saftig ostkaka med mandariner, snabbt och lätt bakad.</text:p>
      <text:p text:style-name="P1">(Laktosfri: använd laktosfri kesella)</text:p>
      <text:p text:style-name="P1"/>
      <text:p text:style-name="P1">Deg:</text:p>
      <text:p text:style-name="P1">1 kg Kesella</text:p>
      <text:p text:style-name="P1">1 dl mannagryn</text:p>
      <text:p text:style-name="P1">1 tsk bakpulver</text:p>
      <text:p text:style-name="P1">300 g socker</text:p>
      <text:p text:style-name="P1">2 ägg</text:p>
      <text:p text:style-name="P1">3 äggulor (spara vitorna)</text:p>
      <text:p text:style-name="P1">1 nypa mald vanilj (eller vaniljsocker)</text:p>
      <text:p text:style-name="P1">Några droppar pressad citron</text:p>
      <text:p text:style-name="P1">250 g smör (rumsvarmt)</text:p>
      <text:p text:style-name="P1">1-2 burkar mandariner (avrunnen)</text:p>
      <text:p text:style-name="P1"/>
      <text:p text:style-name="P1">Glasyr:</text:p>
      <text:p text:style-name="P1">Pressad citron</text:p>
      <text:p text:style-name="P1">Pudersocker</text:p>
      <text:p text:style-name="P1"/>
      <text:p text:style-name="P1">För degen:</text:p>
      <text:p text:style-name="P1">Arbeta ihop ingredienserna (och 2 ägg, tre gulor) till en krämig deg.</text:p>
      <text:p text:style-name="P1">Vispa äggvitorna stelt och vänd in i degen. Lyft försiktigt in mandarinerna i degen.</text:p>
      <text:p text:style-name="P1"/>
      <text:p text:style-name="P1">Häll upp i en rund springform, ca 28 cm. Försök se till så att mandarinerna inte ligger på toppen utan tryck ned dem i degen ifall de är för långt upp.</text:p>
      <text:p text:style-name="P1"/>
      <text:p text:style-name="P1">Baka i mitten av ugnen i 90 minuter 170-190 grader. Täck med folie när den är så brun du vill </text:p>
      <text:p text:style-name="P1">ha den, annars bränns toppen.</text:p>
      <text:p text:style-name="P1"/>
      <text:p text:style-name="P1">Glasyr:</text:p>
      <text:p text:style-name="P1">Blanda ingredienserna.</text:p>
      <text:p text:style-name="P1">När kakan har svalnat så kan du pensla på glasyren.</text:p>
      <text:p text:style-name="P1"/>
      <text:p text:style-name="P1">Du kan även prova med 150 g smör och 2 dl socker för deg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13:28:49.016000000</meta:creation-date>
    <dc:date>2014-01-25T13:31:31.005000000</dc:date>
    <meta:editing-duration>P0D</meta:editing-duration>
    <meta:editing-cycles>1</meta:editing-cycles>
    <meta:document-statistic meta:table-count="0" meta:image-count="0" meta:object-count="0" meta:page-count="1" meta:paragraph-count="27" meta:word-count="171" meta:character-count="949" meta:non-whitespace-character-count="804"/>
    <meta:generator>LibreOffice/4.1.2.3$Windows_x86 LibreOffice_project/40b2d7fde7e8d2d7bc5a449dc65df4d08a7dd38</meta:generator>
  </office:meta>
</office:document-meta>
</file>